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e6e6e6" draw:opacity="90%" draw:auto-grow-width="true" fo:min-height="0.048cm" fo:min-width="0.066cm" draw:shadow-opacity="90%"/>
    </style:style>
    <style:style style:name="gr4" style:family="graphic" style:parent-style-name="standard">
      <style:graphic-properties draw:stroke="none" svg:stroke-color="#000000" draw:fill="solid" draw:fill-color="#e6e6e6" draw:opacity="90%" draw:auto-grow-width="true" fo:min-height="0.38cm" fo:min-width="0.068cm" draw:shadow-opacity="9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e6e6e6" draw:opacity="90%" draw:auto-grow-width="true" fo:min-height="0.286cm" draw:shadow-opacity="90%"/>
    </style:style>
    <style:style style:name="gr7" style:family="graphic" style:parent-style-name="standard">
      <style:graphic-properties draw:marker-end="Dimension_20_Lines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e6e6e6" draw:opacity="90%" draw:auto-grow-width="true" fo:min-height="0.047cm" fo:min-width="0.708cm" draw:shadow-opacity="90%"/>
    </style:style>
    <style:style style:name="gr9" style:family="graphic" style:parent-style-name="standard">
      <style:graphic-properties draw:stroke="none" svg:stroke-color="#000000" draw:fill="solid" draw:fill-color="#e6e6e6" draw:opacity="90%" draw:auto-grow-width="true" fo:min-height="0.401cm" fo:min-width="0.618cm" draw:shadow-opacity="90%"/>
    </style:style>
    <style:style style:name="gr10" style:family="graphic" style:parent-style-name="standard">
      <style:graphic-properties draw:stroke="none" svg:stroke-color="#000000" draw:fill="solid" draw:fill-color="#e6e6e6" draw:opacity="90%" draw:auto-grow-width="true" fo:min-height="0.212cm" fo:min-width="0.383cm" draw:shadow-opacity="90%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3.381cm"/>
    </style:style>
    <style:style style:name="gr13" style:family="graphic" style:parent-style-name="standard">
      <style:graphic-properties draw:marker-end="Dimension_20_Lines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solid" draw:fill-color="#e6e6e6" draw:opacity="90%" draw:auto-grow-width="true" fo:min-height="0.379cm" fo:min-width="0.068cm" draw:shadow-opacity="90%"/>
    </style:style>
    <style:style style:name="gr15" style:family="graphic" style:parent-style-name="standard">
      <style:graphic-properties draw:stroke="none" svg:stroke-color="#000000" draw:fill="none" draw:fill-color="#ffffff" fo:min-height="1.3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.764cm" svg:height="1.764cm" svg:x="9.822cm" svg:y="1cm">
          <text:p text:style-name="P1">0</text:p>
        </draw:circle>
        <draw:circle draw:style-name="gr1" draw:text-style-name="P1" draw:layer="layout" svg:width="1.764cm" svg:height="1.764cm" svg:x="8.193cm" svg:y="9.717cm">
          <text:p text:style-name="P1">3</text:p>
        </draw:circle>
        <draw:circle draw:style-name="gr1" draw:text-style-name="P1" draw:layer="layout" svg:width="1.764cm" svg:height="1.764cm" svg:x="13.672cm" svg:y="5.606cm">
          <text:p text:style-name="P1">2</text:p>
        </draw:circle>
        <draw:circle draw:style-name="gr1" draw:text-style-name="P1" draw:layer="layout" svg:width="1.764cm" svg:height="1.764cm" svg:x="6.326cm" svg:y="5.489cm">
          <text:p text:style-name="P1">1</text:p>
        </draw:circle>
        <draw:line draw:style-name="gr2" draw:text-style-name="P1" draw:layer="layout" svg:x1="10.134cm" svg:y1="2.551cm" svg:x2="7.654cm" svg:y2="5.599cm">
          <text:p/>
        </draw:line>
        <draw:line draw:style-name="gr2" draw:text-style-name="P1" draw:layer="layout" svg:x1="11.15cm" svg:y1="2.669cm" svg:x2="14.174cm" svg:y2="5.693cm">
          <text:p/>
        </draw:line>
        <draw:frame draw:style-name="gr3" draw:text-style-name="P2" draw:layer="layout" svg:width="1.103cm" svg:height="0.801cm" svg:x="12.064cm" svg:y="3.67cm">
          <draw:text-box>
            <text:p text:style-name="P2">B1</text:p>
          </draw:text-box>
        </draw:frame>
        <draw:frame draw:style-name="gr4" draw:text-style-name="P2" draw:layer="layout" svg:width="1.103cm" svg:height="0.801cm" svg:x="8.355cm" svg:y="3.668cm">
          <draw:text-box>
            <text:p text:style-name="P2">K0</text:p>
          </draw:text-box>
        </draw:frame>
        <draw:line draw:style-name="gr5" draw:text-style-name="P1" draw:layer="layout" svg:x1="6.567cm" svg:y1="7.016cm" svg:x2="4.677cm" svg:y2="9.615cm">
          <text:p/>
        </draw:line>
        <draw:line draw:style-name="gr2" draw:text-style-name="P1" draw:layer="layout" svg:x1="7.559cm" svg:y1="7.134cm" svg:x2="8.811cm" svg:y2="9.78cm">
          <text:p/>
        </draw:line>
        <draw:frame draw:style-name="gr3" draw:text-style-name="P2" draw:layer="layout" svg:width="1.103cm" svg:height="0.801cm" svg:x="7.529cm" svg:y="7.9cm">
          <draw:text-box>
            <text:p text:style-name="P2">B1</text:p>
          </draw:text-box>
        </draw:frame>
        <draw:frame draw:style-name="gr6" draw:text-style-name="P2" draw:layer="layout" svg:width="1.103cm" svg:height="0.801cm" svg:x="5.239cm" svg:y="7.826cm">
          <draw:text-box>
            <text:p text:style-name="P2">K0</text:p>
          </draw:text-box>
        </draw:frame>
        <draw:line draw:style-name="gr7" draw:text-style-name="P1" draw:layer="layout" svg:x1="13.938cm" svg:y1="7.158cm" svg:x2="11.906cm" svg:y2="9cm">
          <text:p/>
        </draw:line>
        <draw:line draw:style-name="gr5" draw:text-style-name="P1" draw:layer="layout" svg:x1="14.528cm" svg:y1="7.347cm" svg:x2="14.363cm" svg:y2="9.544cm">
          <text:p/>
        </draw:line>
        <draw:line draw:style-name="gr2" draw:text-style-name="P1" draw:layer="layout" svg:x1="15.071cm" svg:y1="7.229cm" svg:x2="16.56cm" svg:y2="9.473cm">
          <text:p/>
        </draw:line>
        <draw:frame draw:style-name="gr8" draw:text-style-name="P2" draw:layer="layout" svg:width="1.208cm" svg:height="0.801cm" svg:x="15.539cm" svg:y="7.925cm">
          <draw:text-box>
            <text:p text:style-name="P2">R2</text:p>
          </draw:text-box>
        </draw:frame>
        <draw:frame draw:style-name="gr9" draw:text-style-name="P2" draw:layer="layout" svg:width="1.118cm" svg:height="0.801cm" svg:x="12.395cm" svg:y="7.594cm">
          <draw:text-box>
            <text:p text:style-name="P2">F0</text:p>
          </draw:text-box>
        </draw:frame>
        <draw:frame draw:style-name="gr10" draw:text-style-name="P2" draw:layer="layout" svg:width="1.133cm" svg:height="0.801cm" svg:x="13.851cm" svg:y="8.091cm">
          <draw:text-box>
            <text:p text:style-name="P2">C1</text:p>
          </draw:text-box>
        </draw:frame>
        <draw:line draw:style-name="gr7" draw:text-style-name="P1" draw:layer="layout" svg:x1="8.173cm" svg:y1="10.843cm" svg:x2="5.598cm" svg:y2="12.851cm">
          <text:p/>
        </draw:line>
        <draw:line draw:style-name="gr5" draw:text-style-name="P1" draw:layer="layout" svg:x1="8.457cm" svg:y1="11.315cm" svg:x2="7.228cm" svg:y2="14.056cm">
          <text:p/>
        </draw:line>
        <draw:line draw:style-name="gr2" draw:text-style-name="P1" draw:layer="layout" svg:x1="9.189cm" svg:y1="11.481cm" svg:x2="9.331cm" svg:y2="13.843cm">
          <text:p/>
        </draw:line>
        <draw:frame draw:style-name="gr9" draw:text-style-name="P2" draw:layer="layout" svg:width="1.118cm" svg:height="0.801cm" svg:x="6.229cm" svg:y="11.375cm">
          <draw:text-box>
            <text:p text:style-name="P2">F0</text:p>
          </draw:text-box>
        </draw:frame>
        <draw:frame draw:style-name="gr10" draw:text-style-name="P2" draw:layer="layout" svg:width="1.133cm" svg:height="0.801cm" svg:x="7.45cm" svg:y="12.25cm">
          <draw:text-box>
            <text:p text:style-name="P2">C1</text:p>
          </draw:text-box>
        </draw:frame>
        <draw:frame draw:style-name="gr8" draw:text-style-name="P2" draw:layer="layout" svg:width="1.208cm" svg:height="0.801cm" svg:x="8.854cm" svg:y="12.202cm">
          <draw:text-box>
            <text:p text:style-name="P2">R2</text:p>
          </draw:text-box>
        </draw:frame>
        <draw:circle draw:style-name="gr1" draw:text-style-name="P1" draw:layer="layout" svg:width="1.764cm" svg:height="1.764cm" svg:x="15.919cm" svg:y="9.481cm">
          <text:p text:style-name="P1">4</text:p>
        </draw:circle>
        <draw:line draw:style-name="gr7" draw:text-style-name="P1" draw:layer="layout" svg:x1="15.899cm" svg:y1="10.607cm" svg:x2="13.347cm" svg:y2="12.567cm">
          <text:p/>
        </draw:line>
        <draw:line draw:style-name="gr5" draw:text-style-name="P1" draw:layer="layout" svg:x1="16.183cm" svg:y1="11.079cm" svg:x2="14.954cm" svg:y2="13.82cm">
          <text:p/>
        </draw:line>
        <draw:line draw:style-name="gr2" draw:text-style-name="P1" draw:layer="layout" svg:x1="16.915cm" svg:y1="11.245cm" svg:x2="17.057cm" svg:y2="13.607cm">
          <text:p/>
        </draw:line>
        <draw:frame draw:style-name="gr9" draw:text-style-name="P2" draw:layer="layout" svg:width="1.118cm" svg:height="0.801cm" svg:x="13.955cm" svg:y="11.139cm">
          <draw:text-box>
            <text:p text:style-name="P2">F1</text:p>
          </draw:text-box>
        </draw:frame>
        <draw:frame draw:style-name="gr10" draw:text-style-name="P2" draw:layer="layout" svg:width="1.133cm" svg:height="0.801cm" svg:x="15.176cm" svg:y="12.014cm">
          <draw:text-box>
            <text:p text:style-name="P2">C2</text:p>
          </draw:text-box>
        </draw:frame>
        <draw:frame draw:style-name="gr8" draw:text-style-name="P2" draw:layer="layout" svg:width="1.208cm" svg:height="0.801cm" svg:x="16.58cm" svg:y="11.966cm">
          <draw:text-box>
            <text:p text:style-name="P2">R3</text:p>
          </draw:text-box>
        </draw:frame>
        <draw:circle draw:style-name="gr1" draw:text-style-name="P1" draw:layer="layout" svg:width="1.764cm" svg:height="1.764cm" svg:x="8.407cm" svg:y="13.829cm">
          <text:p text:style-name="P1">5</text:p>
        </draw:circle>
        <draw:line draw:style-name="gr5" draw:text-style-name="P1" draw:layer="layout" svg:x1="8.671cm" svg:y1="15.427cm" svg:x2="7.442cm" svg:y2="18.168cm">
          <text:p/>
        </draw:line>
        <draw:frame draw:style-name="gr9" draw:text-style-name="P2" draw:layer="layout" svg:width="1.118cm" svg:height="0.801cm" svg:x="6.443cm" svg:y="15.487cm">
          <draw:text-box>
            <text:p text:style-name="P2">F1</text:p>
          </draw:text-box>
        </draw:frame>
        <draw:frame draw:style-name="gr10" draw:text-style-name="P2" draw:layer="layout" svg:width="1.133cm" svg:height="0.801cm" svg:x="7.664cm" svg:y="16.362cm">
          <draw:text-box>
            <text:p text:style-name="P2">C2</text:p>
          </draw:text-box>
        </draw:frame>
        <draw:frame draw:style-name="gr8" draw:text-style-name="P2" draw:layer="layout" svg:width="1.208cm" svg:height="0.801cm" svg:x="9.068cm" svg:y="16.314cm">
          <draw:text-box>
            <text:p text:style-name="P2">R3</text:p>
          </draw:text-box>
        </draw:frame>
        <draw:line draw:style-name="gr7" draw:text-style-name="P1" draw:layer="layout" svg:x1="8.423cm" svg:y1="14.991cm" svg:x2="5.729cm" svg:y2="16.832cm">
          <text:p/>
        </draw:line>
        <draw:line draw:style-name="gr2" draw:text-style-name="P1" draw:layer="layout" svg:x1="9.428cm" svg:y1="15.548cm" svg:x2="9.57cm" svg:y2="17.91cm">
          <text:p/>
        </draw:line>
        <draw:frame draw:style-name="gr9" draw:text-style-name="P2" draw:layer="layout" svg:width="1.118cm" svg:height="0.801cm" svg:x="6.444cm" svg:y="15.488cm">
          <draw:text-box>
            <text:p text:style-name="P2">F1</text:p>
          </draw:text-box>
        </draw:frame>
        <draw:frame draw:style-name="gr10" draw:text-style-name="P2" draw:layer="layout" svg:width="1.133cm" svg:height="0.801cm" svg:x="7.665cm" svg:y="16.363cm">
          <draw:text-box>
            <text:p text:style-name="P2">C2</text:p>
          </draw:text-box>
        </draw:frame>
        <draw:frame draw:style-name="gr8" draw:text-style-name="P2" draw:layer="layout" svg:width="1.208cm" svg:height="0.801cm" svg:x="9.069cm" svg:y="16.315cm">
          <draw:text-box>
            <text:p text:style-name="P2">R3</text:p>
          </draw:text-box>
        </draw:frame>
        <draw:circle draw:style-name="gr1" draw:text-style-name="P1" draw:layer="layout" svg:width="1.764cm" svg:height="1.764cm" svg:x="16.204cm" svg:y="13.641cm">
          <text:p text:style-name="P1">6</text:p>
        </draw:circle>
        <draw:line draw:style-name="gr7" draw:text-style-name="P1" draw:layer="layout" svg:x1="16.184cm" svg:y1="14.767cm" svg:x2="13.49cm" svg:y2="16.608cm">
          <text:p/>
        </draw:line>
        <draw:line draw:style-name="gr5" draw:text-style-name="P1" draw:layer="layout" svg:x1="16.468cm" svg:y1="15.239cm" svg:x2="15.239cm" svg:y2="17.98cm">
          <text:p/>
        </draw:line>
        <draw:line draw:style-name="gr2" draw:text-style-name="P1" draw:layer="layout" svg:x1="17.2cm" svg:y1="15.405cm" svg:x2="17.342cm" svg:y2="17.767cm">
          <text:p/>
        </draw:line>
        <draw:frame draw:style-name="gr9" draw:text-style-name="P2" draw:layer="layout" svg:width="1.118cm" svg:height="0.801cm" svg:x="14.24cm" svg:y="15.299cm">
          <draw:text-box>
            <text:p text:style-name="P2">F2</text:p>
          </draw:text-box>
        </draw:frame>
        <draw:frame draw:style-name="gr10" draw:text-style-name="P2" draw:layer="layout" svg:width="1.133cm" svg:height="0.801cm" svg:x="15.461cm" svg:y="16.174cm">
          <draw:text-box>
            <text:p text:style-name="P2">C3</text:p>
          </draw:text-box>
        </draw:frame>
        <draw:frame draw:style-name="gr8" draw:text-style-name="P2" draw:layer="layout" svg:width="1.208cm" svg:height="0.801cm" svg:x="16.865cm" svg:y="16.126cm">
          <draw:text-box>
            <text:p text:style-name="P2">R4</text:p>
          </draw:text-box>
        </draw:frame>
        <draw:circle draw:style-name="gr1" draw:text-style-name="P1" draw:layer="layout" svg:width="1.764cm" svg:height="1.764cm" svg:x="8.693cm" svg:y="17.965cm">
          <text:p text:style-name="P1">7</text:p>
        </draw:circle>
        <draw:line draw:style-name="gr7" draw:text-style-name="P1" draw:layer="layout" svg:x1="8.673cm" svg:y1="19.091cm" svg:x2="5.979cm" svg:y2="20.932cm">
          <text:p/>
        </draw:line>
        <draw:line draw:style-name="gr5" draw:text-style-name="P1" draw:layer="layout" svg:x1="8.957cm" svg:y1="19.563cm" svg:x2="7.728cm" svg:y2="22.304cm">
          <text:p/>
        </draw:line>
        <draw:line draw:style-name="gr2" draw:text-style-name="P1" draw:layer="layout" svg:x1="9.689cm" svg:y1="19.729cm" svg:x2="9.831cm" svg:y2="22.091cm">
          <text:p/>
        </draw:line>
        <draw:frame draw:style-name="gr9" draw:text-style-name="P2" draw:layer="layout" svg:width="1.118cm" svg:height="0.801cm" svg:x="6.729cm" svg:y="19.623cm">
          <draw:text-box>
            <text:p text:style-name="P2">F2</text:p>
          </draw:text-box>
        </draw:frame>
        <draw:frame draw:style-name="gr10" draw:text-style-name="P2" draw:layer="layout" svg:width="1.133cm" svg:height="0.801cm" svg:x="7.95cm" svg:y="20.498cm">
          <draw:text-box>
            <text:p text:style-name="P2">C3</text:p>
          </draw:text-box>
        </draw:frame>
        <draw:frame draw:style-name="gr8" draw:text-style-name="P2" draw:layer="layout" svg:width="1.208cm" svg:height="0.801cm" svg:x="9.354cm" svg:y="20.45cm">
          <draw:text-box>
            <text:p text:style-name="P2">R4</text:p>
          </draw:text-box>
        </draw:frame>
        <draw:circle draw:style-name="gr1" draw:text-style-name="P1" draw:layer="layout" svg:width="1.764cm" svg:height="1.764cm" svg:x="8.929cm" svg:y="22.1cm">
          <text:p text:style-name="P1">9</text:p>
        </draw:circle>
        <draw:line draw:style-name="gr7" draw:text-style-name="P1" draw:layer="layout" svg:x1="9.189cm" svg:y1="23.671cm" svg:x2="7.772cm" svg:y2="25.797cm">
          <text:p/>
        </draw:line>
        <draw:line draw:style-name="gr5" draw:text-style-name="P1" draw:layer="layout" svg:x1="10.158cm" svg:y1="23.789cm" svg:x2="10.985cm" svg:y2="26.175cm">
          <text:p/>
        </draw:line>
        <draw:frame draw:style-name="gr9" draw:text-style-name="P2" draw:layer="layout" svg:width="1.118cm" svg:height="0.801cm" svg:x="8.005cm" svg:y="24.112cm">
          <draw:text-box>
            <text:p text:style-name="P2">F3</text:p>
          </draw:text-box>
        </draw:frame>
        <draw:frame draw:style-name="gr10" draw:text-style-name="P2" draw:layer="layout" svg:width="1.133cm" svg:height="0.801cm" svg:x="9.934cm" svg:y="24.302cm">
          <draw:text-box>
            <text:p text:style-name="P2">C4</text:p>
          </draw:text-box>
        </draw:frame>
        <draw:circle draw:style-name="gr1" draw:text-style-name="P1" draw:layer="layout" svg:width="1.764cm" svg:height="1.764cm" svg:x="16.513cm" svg:y="17.778cm">
          <text:p text:style-name="P1">8</text:p>
        </draw:circle>
        <draw:line draw:style-name="gr7" draw:text-style-name="P1" draw:layer="layout" svg:x1="16.773cm" svg:y1="19.349cm" svg:x2="15.356cm" svg:y2="21.475cm">
          <text:p/>
        </draw:line>
        <draw:line draw:style-name="gr5" draw:text-style-name="P1" draw:layer="layout" svg:x1="17.742cm" svg:y1="19.467cm" svg:x2="18.569cm" svg:y2="21.853cm">
          <text:p/>
        </draw:line>
        <draw:frame draw:style-name="gr9" draw:text-style-name="P2" draw:layer="layout" svg:width="1.118cm" svg:height="0.801cm" svg:x="15.589cm" svg:y="19.79cm">
          <draw:text-box>
            <text:p text:style-name="P2">F3</text:p>
          </draw:text-box>
        </draw:frame>
        <draw:frame draw:style-name="gr10" draw:text-style-name="P2" draw:layer="layout" svg:width="1.133cm" svg:height="0.801cm" svg:x="17.518cm" svg:y="19.98cm">
          <draw:text-box>
            <text:p text:style-name="P2">C4</text:p>
          </draw:text-box>
        </draw:frame>
        <draw:frame draw:style-name="gr11" draw:layer="layout" svg:width="1.654cm" svg:height="1.5cm" svg:x="1.221cm" svg:y="14.478cm">
          <draw:text-box>
            <text:p>P1</text:p>
          </draw:text-box>
        </draw:frame>
        <draw:frame draw:style-name="gr11" draw:layer="layout" svg:width="1.654cm" svg:height="1.5cm" svg:x="1.441cm" svg:y="22.855cm">
          <draw:text-box>
            <text:p>P1</text:p>
          </draw:text-box>
        </draw:frame>
        <draw:frame draw:style-name="gr11" draw:layer="layout" svg:width="1.654cm" svg:height="1.5cm" svg:x="1.11cm" svg:y="10.509cm">
          <draw:text-box>
            <text:p>P0</text:p>
          </draw:text-box>
        </draw:frame>
        <draw:frame draw:style-name="gr11" draw:layer="layout" svg:width="1.654cm" svg:height="1.5cm" svg:x="1.111cm" svg:y="5.915cm">
          <draw:text-box>
            <text:p>P1</text:p>
          </draw:text-box>
        </draw:frame>
        <draw:frame draw:style-name="gr11" draw:layer="layout" svg:width="1.654cm" svg:height="1.5cm" svg:x="1cm" svg:y="18.446cm">
          <draw:text-box>
            <text:p>P0</text:p>
          </draw:text-box>
        </draw:frame>
        <draw:frame draw:style-name="gr11" draw:layer="layout" svg:width="1.654cm" svg:height="1.5cm" svg:x="1.514cm" svg:y="1.321cm">
          <draw:text-box>
            <text:p>P0</text:p>
          </draw:text-box>
        </draw:frame>
        <draw:frame draw:style-name="gr12" draw:layer="layout" svg:width="3.245cm" svg:height="3.631cm" svg:x="17.345cm" svg:y="1.543cm">
          <draw:text-box>
            <text:p>FLOP</text:p>
            <text:p>TURN</text:p>
            <text:p>RIVER</text:p>
          </draw:text-box>
        </draw:frame>
      </draw:page>
      <draw:page draw:name="page2" draw:style-name="dp1" draw:master-page-name="Default">
        <draw:circle draw:style-name="gr1" draw:text-style-name="P1" draw:layer="layout" svg:width="1.764cm" svg:height="1.764cm" svg:x="9.822cm" svg:y="1.001cm">
          <text:p text:style-name="P1">0</text:p>
        </draw:circle>
        <draw:circle draw:style-name="gr1" draw:text-style-name="P1" draw:layer="layout" svg:width="1.764cm" svg:height="1.764cm" svg:x="13.672cm" svg:y="5.607cm">
          <text:p text:style-name="P1">2</text:p>
        </draw:circle>
        <draw:circle draw:style-name="gr1" draw:text-style-name="P1" draw:layer="layout" svg:width="1.764cm" svg:height="1.764cm" svg:x="8.641cm" svg:y="5.417cm">
          <text:p text:style-name="P1">1</text:p>
        </draw:circle>
        <draw:line draw:style-name="gr2" draw:text-style-name="P1" draw:layer="layout" svg:x1="10.326cm" svg:y1="2.683cm" svg:x2="9.592cm" svg:y2="5.365cm">
          <text:p/>
        </draw:line>
        <draw:line draw:style-name="gr2" draw:text-style-name="P1" draw:layer="layout" svg:x1="11.15cm" svg:y1="2.67cm" svg:x2="14.174cm" svg:y2="5.694cm">
          <text:p/>
        </draw:line>
        <draw:frame draw:style-name="gr3" draw:text-style-name="P2" draw:layer="layout" svg:width="1.133cm" svg:height="0.801cm" svg:x="12.049cm" svg:y="3.671cm">
          <draw:text-box>
            <text:p text:style-name="P2">R2</text:p>
          </draw:text-box>
        </draw:frame>
        <draw:frame draw:style-name="gr4" draw:text-style-name="P2" draw:layer="layout" svg:width="1.133cm" svg:height="0.801cm" svg:x="9.259cm" svg:y="3.816cm">
          <draw:text-box>
            <text:p text:style-name="P2">C1</text:p>
          </draw:text-box>
        </draw:frame>
        <draw:line draw:style-name="gr5" draw:text-style-name="P1" draw:layer="layout" svg:x1="8.71cm" svg:y1="6.872cm" svg:x2="6.037cm" svg:y2="9.396cm">
          <text:p/>
        </draw:line>
        <draw:line draw:style-name="gr2" draw:text-style-name="P1" draw:layer="layout" svg:x1="9.334cm" svg:y1="7.166cm" svg:x2="9.114cm" svg:y2="9.665cm">
          <text:p/>
        </draw:line>
        <draw:frame draw:style-name="gr3" draw:text-style-name="P2" draw:layer="layout" svg:width="1.133cm" svg:height="0.801cm" svg:x="8.58cm" svg:y="7.938cm">
          <draw:text-box>
            <text:p text:style-name="P2">R2</text:p>
          </draw:text-box>
        </draw:frame>
        <draw:frame draw:style-name="gr6" draw:text-style-name="P2" draw:layer="layout" svg:width="1.103cm" svg:height="0.801cm" svg:x="6.967cm" svg:y="7.387cm">
          <draw:text-box>
            <text:p text:style-name="P2">K1</text:p>
          </draw:text-box>
        </draw:frame>
        <draw:line draw:style-name="gr7" draw:text-style-name="P1" draw:layer="layout" svg:x1="13.938cm" svg:y1="7.159cm" svg:x2="11.906cm" svg:y2="9.001cm">
          <text:p/>
        </draw:line>
        <draw:line draw:style-name="gr5" draw:text-style-name="P1" draw:layer="layout" svg:x1="14.528cm" svg:y1="7.348cm" svg:x2="14.363cm" svg:y2="9.545cm">
          <text:p/>
        </draw:line>
        <draw:line draw:style-name="gr2" draw:text-style-name="P1" draw:layer="layout" svg:x1="15.071cm" svg:y1="7.23cm" svg:x2="16.56cm" svg:y2="9.474cm">
          <text:p/>
        </draw:line>
        <draw:frame draw:style-name="gr8" draw:text-style-name="P2" draw:layer="layout" svg:width="1.208cm" svg:height="0.801cm" svg:x="15.539cm" svg:y="7.926cm">
          <draw:text-box>
            <text:p text:style-name="P2">R3</text:p>
          </draw:text-box>
        </draw:frame>
        <draw:frame draw:style-name="gr9" draw:text-style-name="P2" draw:layer="layout" svg:width="1.118cm" svg:height="0.801cm" svg:x="12.395cm" svg:y="7.595cm">
          <draw:text-box>
            <text:p text:style-name="P2">F1</text:p>
          </draw:text-box>
        </draw:frame>
        <draw:frame draw:style-name="gr10" draw:text-style-name="P2" draw:layer="layout" svg:width="1.133cm" svg:height="0.801cm" svg:x="13.851cm" svg:y="8.092cm">
          <draw:text-box>
            <text:p text:style-name="P2">C2</text:p>
          </draw:text-box>
        </draw:frame>
        <draw:circle draw:style-name="gr1" draw:text-style-name="P1" draw:layer="layout" svg:width="1.764cm" svg:height="1.764cm" svg:x="8.076cm" svg:y="9.825cm">
          <text:p text:style-name="P1">3</text:p>
        </draw:circle>
        <draw:line draw:style-name="gr5" draw:text-style-name="P1" draw:layer="layout" svg:x1="8.34cm" svg:y1="11.423cm" svg:x2="7.111cm" svg:y2="14.164cm">
          <text:p/>
        </draw:line>
        <draw:frame draw:style-name="gr9" draw:text-style-name="P2" draw:layer="layout" svg:width="1.118cm" svg:height="0.801cm" svg:x="6.112cm" svg:y="11.483cm">
          <draw:text-box>
            <text:p text:style-name="P2">F1</text:p>
          </draw:text-box>
        </draw:frame>
        <draw:frame draw:style-name="gr10" draw:text-style-name="P2" draw:layer="layout" svg:width="1.133cm" svg:height="0.801cm" svg:x="7.333cm" svg:y="12.358cm">
          <draw:text-box>
            <text:p text:style-name="P2">C2</text:p>
          </draw:text-box>
        </draw:frame>
        <draw:frame draw:style-name="gr8" draw:text-style-name="P2" draw:layer="layout" svg:width="1.208cm" svg:height="0.801cm" svg:x="8.737cm" svg:y="12.31cm">
          <draw:text-box>
            <text:p text:style-name="P2">R3</text:p>
          </draw:text-box>
        </draw:frame>
        <draw:line draw:style-name="gr7" draw:text-style-name="P1" draw:layer="layout" svg:x1="8.092cm" svg:y1="10.987cm" svg:x2="5.398cm" svg:y2="12.828cm">
          <text:p/>
        </draw:line>
        <draw:line draw:style-name="gr2" draw:text-style-name="P1" draw:layer="layout" svg:x1="9.097cm" svg:y1="11.544cm" svg:x2="9.239cm" svg:y2="13.906cm">
          <text:p/>
        </draw:line>
        <draw:frame draw:style-name="gr9" draw:text-style-name="P2" draw:layer="layout" svg:width="1.118cm" svg:height="0.801cm" svg:x="6.113cm" svg:y="11.484cm">
          <draw:text-box>
            <text:p text:style-name="P2">F1</text:p>
          </draw:text-box>
        </draw:frame>
        <draw:frame draw:style-name="gr10" draw:text-style-name="P2" draw:layer="layout" svg:width="1.133cm" svg:height="0.801cm" svg:x="7.334cm" svg:y="12.359cm">
          <draw:text-box>
            <text:p text:style-name="P2">C2</text:p>
          </draw:text-box>
        </draw:frame>
        <draw:frame draw:style-name="gr8" draw:text-style-name="P2" draw:layer="layout" svg:width="1.208cm" svg:height="0.801cm" svg:x="8.738cm" svg:y="12.311cm">
          <draw:text-box>
            <text:p text:style-name="P2">R3</text:p>
          </draw:text-box>
        </draw:frame>
        <draw:circle draw:style-name="gr1" draw:text-style-name="P1" draw:layer="layout" svg:width="1.764cm" svg:height="1.764cm" svg:x="15.799cm" svg:y="9.49cm">
          <text:p text:style-name="P1">4</text:p>
        </draw:circle>
        <draw:line draw:style-name="gr7" draw:text-style-name="P1" draw:layer="layout" svg:x1="15.779cm" svg:y1="10.616cm" svg:x2="13.085cm" svg:y2="12.457cm">
          <text:p/>
        </draw:line>
        <draw:line draw:style-name="gr5" draw:text-style-name="P1" draw:layer="layout" svg:x1="16.063cm" svg:y1="11.088cm" svg:x2="14.834cm" svg:y2="13.829cm">
          <text:p/>
        </draw:line>
        <draw:line draw:style-name="gr2" draw:text-style-name="P1" draw:layer="layout" svg:x1="16.795cm" svg:y1="11.254cm" svg:x2="16.937cm" svg:y2="13.616cm">
          <text:p/>
        </draw:line>
        <draw:frame draw:style-name="gr9" draw:text-style-name="P2" draw:layer="layout" svg:width="1.118cm" svg:height="0.801cm" svg:x="13.835cm" svg:y="11.148cm">
          <draw:text-box>
            <text:p text:style-name="P2">F2</text:p>
          </draw:text-box>
        </draw:frame>
        <draw:frame draw:style-name="gr10" draw:text-style-name="P2" draw:layer="layout" svg:width="1.133cm" svg:height="0.801cm" svg:x="15.056cm" svg:y="12.023cm">
          <draw:text-box>
            <text:p text:style-name="P2">C3</text:p>
          </draw:text-box>
        </draw:frame>
        <draw:frame draw:style-name="gr8" draw:text-style-name="P2" draw:layer="layout" svg:width="1.208cm" svg:height="0.801cm" svg:x="16.46cm" svg:y="11.975cm">
          <draw:text-box>
            <text:p text:style-name="P2">R4</text:p>
          </draw:text-box>
        </draw:frame>
        <draw:circle draw:style-name="gr1" draw:text-style-name="P1" draw:layer="layout" svg:width="1.764cm" svg:height="1.764cm" svg:x="8.362cm" svg:y="13.961cm">
          <text:p text:style-name="P1">5</text:p>
        </draw:circle>
        <draw:line draw:style-name="gr7" draw:text-style-name="P1" draw:layer="layout" svg:x1="8.342cm" svg:y1="15.087cm" svg:x2="5.648cm" svg:y2="16.928cm">
          <text:p/>
        </draw:line>
        <draw:line draw:style-name="gr5" draw:text-style-name="P1" draw:layer="layout" svg:x1="8.626cm" svg:y1="15.559cm" svg:x2="7.397cm" svg:y2="18.3cm">
          <text:p/>
        </draw:line>
        <draw:line draw:style-name="gr2" draw:text-style-name="P1" draw:layer="layout" svg:x1="9.358cm" svg:y1="15.725cm" svg:x2="9.5cm" svg:y2="18.087cm">
          <text:p/>
        </draw:line>
        <draw:frame draw:style-name="gr9" draw:text-style-name="P2" draw:layer="layout" svg:width="1.118cm" svg:height="0.801cm" svg:x="6.398cm" svg:y="15.619cm">
          <draw:text-box>
            <text:p text:style-name="P2">F2</text:p>
          </draw:text-box>
        </draw:frame>
        <draw:frame draw:style-name="gr10" draw:text-style-name="P2" draw:layer="layout" svg:width="1.133cm" svg:height="0.801cm" svg:x="7.619cm" svg:y="16.494cm">
          <draw:text-box>
            <text:p text:style-name="P2">C3</text:p>
          </draw:text-box>
        </draw:frame>
        <draw:frame draw:style-name="gr8" draw:text-style-name="P2" draw:layer="layout" svg:width="1.208cm" svg:height="0.801cm" svg:x="9.023cm" svg:y="16.446cm">
          <draw:text-box>
            <text:p text:style-name="P2">R4</text:p>
          </draw:text-box>
        </draw:frame>
        <draw:circle draw:style-name="gr1" draw:text-style-name="P1" draw:layer="layout" svg:width="1.764cm" svg:height="1.764cm" svg:x="8.598cm" svg:y="18.096cm">
          <text:p text:style-name="P1">7</text:p>
        </draw:circle>
        <draw:line draw:style-name="gr7" draw:text-style-name="P1" draw:layer="layout" svg:x1="8.858cm" svg:y1="19.667cm" svg:x2="7.441cm" svg:y2="21.793cm">
          <text:p/>
        </draw:line>
        <draw:line draw:style-name="gr5" draw:text-style-name="P1" draw:layer="layout" svg:x1="9.827cm" svg:y1="19.785cm" svg:x2="10.654cm" svg:y2="22.171cm">
          <text:p/>
        </draw:line>
        <draw:frame draw:style-name="gr9" draw:text-style-name="P2" draw:layer="layout" svg:width="1.118cm" svg:height="0.801cm" svg:x="7.674cm" svg:y="20.108cm">
          <draw:text-box>
            <text:p text:style-name="P2">F3</text:p>
          </draw:text-box>
        </draw:frame>
        <draw:frame draw:style-name="gr10" draw:text-style-name="P2" draw:layer="layout" svg:width="1.133cm" svg:height="0.801cm" svg:x="9.603cm" svg:y="20.298cm">
          <draw:text-box>
            <text:p text:style-name="P2">C4</text:p>
          </draw:text-box>
        </draw:frame>
        <draw:circle draw:style-name="gr1" draw:text-style-name="P1" draw:layer="layout" svg:width="1.764cm" svg:height="1.764cm" svg:x="16.108cm" svg:y="13.627cm">
          <text:p text:style-name="P1">6</text:p>
        </draw:circle>
        <draw:line draw:style-name="gr7" draw:text-style-name="P1" draw:layer="layout" svg:x1="16.368cm" svg:y1="15.198cm" svg:x2="14.951cm" svg:y2="17.324cm">
          <text:p/>
        </draw:line>
        <draw:line draw:style-name="gr5" draw:text-style-name="P1" draw:layer="layout" svg:x1="17.337cm" svg:y1="15.316cm" svg:x2="18.164cm" svg:y2="17.702cm">
          <text:p/>
        </draw:line>
        <draw:frame draw:style-name="gr9" draw:text-style-name="P2" draw:layer="layout" svg:width="1.118cm" svg:height="0.801cm" svg:x="15.184cm" svg:y="15.639cm">
          <draw:text-box>
            <text:p text:style-name="P2">F3</text:p>
          </draw:text-box>
        </draw:frame>
        <draw:frame draw:style-name="gr10" draw:text-style-name="P2" draw:layer="layout" svg:width="1.133cm" svg:height="0.801cm" svg:x="17.113cm" svg:y="15.829cm">
          <draw:text-box>
            <text:p text:style-name="P2">C4</text:p>
          </draw:text-box>
        </draw:frame>
        <draw:line draw:style-name="gr13" draw:text-style-name="P1" draw:layer="layout" svg:x1="9.922cm" svg:y1="2.315cm" svg:x2="6.064cm" svg:y2="4.373cm">
          <text:p/>
        </draw:line>
        <draw:frame draw:style-name="gr14" draw:text-style-name="P2" draw:layer="layout" svg:width="1.455cm" svg:height="0.801cm" svg:x="7.335cm" svg:y="2.568cm">
          <draw:text-box>
            <text:p text:style-name="P2">FSB</text:p>
          </draw:text-box>
        </draw:frame>
        <draw:frame draw:style-name="gr11" draw:layer="layout" svg:width="1.654cm" svg:height="1.5cm" svg:x="1.47cm" svg:y="1.469cm">
          <draw:text-box>
            <text:p>P1</text:p>
          </draw:text-box>
        </draw:frame>
        <draw:frame draw:style-name="gr11" draw:layer="layout" svg:width="1.654cm" svg:height="1.5cm" svg:x="1.323cm" svg:y="10.142cm">
          <draw:text-box>
            <text:p>P1</text:p>
          </draw:text-box>
        </draw:frame>
        <draw:frame draw:style-name="gr11" draw:layer="layout" svg:width="1.654cm" svg:height="1.5cm" svg:x="1.433cm" svg:y="18.593cm">
          <draw:text-box>
            <text:p>P1</text:p>
          </draw:text-box>
        </draw:frame>
        <draw:frame draw:style-name="gr11" draw:layer="layout" svg:width="1.654cm" svg:height="1.5cm" svg:x="1.323cm" svg:y="5.511cm">
          <draw:text-box>
            <text:p>P0</text:p>
          </draw:text-box>
        </draw:frame>
        <draw:frame draw:style-name="gr11" draw:layer="layout" svg:width="1.654cm" svg:height="1.5cm" svg:x="1.47cm" svg:y="1.469cm">
          <draw:text-box>
            <text:p>P1</text:p>
          </draw:text-box>
        </draw:frame>
        <draw:frame draw:style-name="gr11" draw:layer="layout" svg:width="1.654cm" svg:height="1.5cm" svg:x="1.397cm" svg:y="14.331cm">
          <draw:text-box>
            <text:p>P0</text:p>
          </draw:text-box>
        </draw:frame>
        <draw:frame draw:style-name="gr15" draw:layer="layout" svg:width="4.041cm" svg:height="1.58cm" svg:x="16.549cm" svg:y="1.396cm">
          <draw:text-box>
            <text:p>PREFL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ott </meta:initial-creator>
    <meta:creation-date>2009-06-21T00:04:59.20</meta:creation-date>
    <dc:date>2009-06-21T01:09:07.92</dc:date>
    <dc:creator>Scott </dc:creator>
    <meta:editing-duration>PT00H33M27S</meta:editing-duration>
    <meta:editing-cycles>2</meta:editing-cycles>
    <meta:generator>OpenOffice.org/3.1$Win32 OpenOffice.org_project/310m11$Build-9399</meta:generator>
    <meta:document-statistic meta:object-count="132"/>
  </office:meta>
</office:document-meta>
</file>